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ReturningAdviceInterceptor.AfterReturningAdviceInterceptor( AfterReturning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